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3">12 Aprile 2024</text:span></text:p>
      <text:p text:style-name="P4"/>
      <text:p text:style-name="P5"><text:span text:style-name="T6">8 Lezione Embedded</text:span></text:p>
      <text:p text:style-name="P7"/>
      <text:p text:style-name="P8">Dispositivi che piloti in base a quello che ti serve (input/output)</text:p>
      <text:p text:style-name="P9"/>
      <text:p text:style-name="P10">Output -&gt; acceso o spento (0 o 1 logico)</text:p>
      <text:p text:style-name="P11">Input -&gt; legge valore di tensione dall’esterno (0 o 1 logico)</text:p>
      <text:p text:style-name="P12"/>
      <text:p text:style-name="P13">Registro Tris -&gt; conigura entrata o uscita -&gt; setto valori numerici</text:p>
      <text:p text:style-name="P14">Dato importnate solo se numero messa in binario</text:p>
      <text:p text:style-name="P15">0 -&gt; uscita</text:p>
      <text:p text:style-name="P16">1 -&gt; ingresso</text:p>
      <text:p text:style-name="P17"/>
      <text:p text:style-name="P18">Imposto uscita -&gt; registro Port -&gt; assegno un valore<text:s/></text:p>
      <text:p text:style-name="P19"/>
      <text:p text:style-name="P20">Tris -&gt; deciso direzione</text:p>
      <text:p text:style-name="P21">Port -&gt; decido valori delle porte</text:p>
      <text:p text:style-name="P22"/>
      <text:p text:style-name="P23">Input collegato a una resistenza che lo mette Pull-Up -&gt; quindii lo porta a 1<text:s/></text:p>
      <text:p text:style-name="P24"/>
      <text:p text:style-name="P25">Dove puoi decidere cosa fare -&gt; vedere i livelli da fare dell’Embedded</text:p>
      <text:p text:style-name="P26"/>
      <text:p text:style-name="P27">Programma sequenziale -&gt; 1 istruzione alla volta in sequenza<text:s/></text:p>
      <text:p text:style-name="P28"/>
      <text:p text:style-name="P29"/>
      <text:soft-page-break/>
      <text:p text:style-name="P30">Dispositivo di clock -&gt; scambia stato da 0 a 1 sempre -&gt; produce onda quadra impostando una velocità che impostavmo noi<text:s/></text:p>
      <text:p text:style-name="P31"/>
      <text:p text:style-name="P32">Contatore -&gt; con numero con 14 cire -&gt; indecizza memoria e prooduce istruzione (+ volte sale contatore) -&gt; + veloce l’esecuzione del programma</text:p>
      <text:p text:style-name="P33"/>
      <text:p text:style-name="P34">Microcontrollore -&gt; 4 step<text:s/></text:p>
      <text:p text:style-name="P35"/>
      <text:p text:style-name="P36">Clock -&gt; diverse perifiche che si collegano all’esterno es. Timer<text:s/></text:p>
      <text:p text:style-name="P37">Timer -&gt; conta fino a quando non arriva al massimo -&gt; contatore Overflow (fuori capacità massima)<text:s/></text:p>
      <text:p text:style-name="P38"/>
      <text:p text:style-name="P39">9 bit -&gt; segnale di Overflow -&gt; sinterpreta il messaggio -&gt; segnale terminato conteggio -&gt; intercetti e usi come allarme per fine conteggio<text:s/></text:p>
      <text:p text:style-name="P40"/>
      <text:p text:style-name="P41">Salva valore in cui sei arrivato in una memoria -&gt; valore counter con un valore <text:s text:c="13"/>-&gt; in un’altra scheda -&gt; eseguo un altro metodo -&gt; fine conteggio -&gt; comincia da dove si ferma (interrupt) -&gt; fa altro -&gt; ogni vvolta bisogna portare a 0 il bit di segno<text:s/></text:p>
      <text:p text:style-name="P42"/>
      <text:p text:style-name="P43"><text:span text:style-name="T44"><text:s text:c="1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4-12T08:05:00Z</dc:date>
    <meta:template xlink:href="Normal.dotm" xlink:type="simple"/>
    <meta:editing-cycles>283</meta:editing-cycles>
    <meta:editing-duration>PT84540S</meta:editing-duration>
    <meta:user-defined meta:name="AppVersion">16.0000</meta:user-defined>
    <meta:document-statistic meta:page-count="2" meta:paragraph-count="3" meta:word-count="234" meta:character-count="1569" meta:row-count="11" meta:non-whitespace-character-count="1338"/>
  </office:meta>
</office:document-meta>
</file>